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999966" draw:fill="solid" draw:fill-color="#cccc99" draw:textarea-horizontal-align="justify" draw:textarea-vertical-align="middle" draw:auto-grow-height="false" style:protect="position siz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draw:stroke="solid" draw:stroke-dash="Dashed_20__28_var_29_" svg:stroke-color="#3465a4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Dashed_20__28_var_29_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.397cm" svg:x="1.254cm" svg:y="3.667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397cm" svg:x="6.715cm" svg:y="3.667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397cm" svg:x="12.195cm" svg:y="3.667cm">
          <text:p text:style-name="P1">Account</text:p>
          <text:p text:style-name="P1">Cre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397cm" svg:x="17.802cm" svg:y="3.667cm">
          <text:p text:style-name="P1">Account</text:p>
          <text:p text:style-name="P1">Verificatio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965cm" svg:height="2.147cm" svg:x="1.254cm" svg:y="1.254cm">
          <draw:text-box>
            <text:p><text:span text:style-name="T1">CS 361 – Project A</text:span></text:p>
            <text:p><text:span text:style-name="T1">Leftover Connection</text:span></text:p>
            <text:p><text:span text:style-name="T1">Daniel Sloane, Holly Harmon, Adam Lamb, Eric Rouse</text:span></text:p>
            <text:p><text:span text:style-name="T1">Message Sequence Diagram for Use Case 1. Restaurant deciding to donate extra food.</text:span></text:p>
          </draw:text-box>
        </draw:frame>
        <draw:custom-shape draw:style-name="gr3" draw:text-style-name="P1" draw:layer="layout" svg:width="24.511cm" svg:height="14.351cm" svg:x="1.635cm" svg:y="5.57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032cm" svg:y1="5.064cm" svg:x2="3.159cm" svg:y2="19.288cm">
          <text:p/>
        </draw:line>
        <draw:line draw:style-name="gr4" draw:text-style-name="P1" draw:layer="layout" svg:x1="8.493cm" svg:y1="5.064cm" svg:x2="8.62cm" svg:y2="19.288cm">
          <text:p/>
        </draw:line>
        <draw:line draw:style-name="gr4" draw:text-style-name="P1" draw:layer="layout" svg:x1="14cm" svg:y1="5.064cm" svg:x2="14.127cm" svg:y2="19.288cm">
          <text:p/>
        </draw:line>
        <draw:line draw:style-name="gr4" draw:text-style-name="P1" draw:layer="layout" svg:x1="19.58cm" svg:y1="5.064cm" svg:x2="19.707cm" svg:y2="19.288cm">
          <text:p/>
        </draw:line>
        <draw:line draw:style-name="gr5" draw:text-style-name="P3" draw:layer="layout" svg:x1="3.032cm" svg:y1="6.715cm" svg:x2="8.493cm" svg:y2="6.715cm">
          <text:p text:style-name="P1"><text:span text:style-name="T1">Browse Charities</text:span></text:p>
        </draw:line>
        <draw:line draw:style-name="gr5" draw:text-style-name="P3" draw:layer="layout" svg:x1="3.032cm" svg:y1="7.985cm" svg:x2="13.954cm" svg:y2="7.985cm">
          <text:p text:style-name="P1"><text:span text:style-name="T1">Decide to donate, sign up for an account.</text:span></text:p>
        </draw:line>
        <draw:line draw:style-name="gr5" draw:text-style-name="P3" draw:layer="layout" svg:x1="14.081cm" svg:y1="9.255cm" svg:x2="19.542cm" svg:y2="9.255cm">
          <text:p text:style-name="P1"><text:span text:style-name="T1">Account goes into</text:span></text:p>
          <text:p text:style-name="P1"><text:span text:style-name="T1">unverified mode.</text:span></text:p>
        </draw:line>
        <draw:custom-shape draw:style-name="gr1" draw:text-style-name="P1" draw:layer="layout" svg:width="3.556cm" svg:height="1.397cm" svg:x="23.352cm" svg:y="3.54cm">
          <text:p text:style-name="P1">Verifi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669cm" svg:y1="10.525cm" svg:x2="25.13cm" svg:y2="10.525cm">
          <text:p text:style-name="P1"><text:span text:style-name="T1">Volunteer reviews and </text:span></text:p>
          <text:p text:style-name="P1"><text:span text:style-name="T1">Verifies account.</text:span></text:p>
        </draw:line>
        <draw:line draw:style-name="gr4" draw:text-style-name="P1" draw:layer="layout" svg:x1="25.13cm" svg:y1="4.937cm" svg:x2="25.257cm" svg:y2="19.161cm">
          <text:p/>
        </draw:line>
        <draw:line draw:style-name="gr6" draw:text-style-name="P3" draw:layer="layout" svg:x1="3.159cm" svg:y1="12.03cm" svg:x2="25.13cm" svg:y2="12.049cm">
          <text:p text:style-name="P1"><text:span text:style-name="T1">User is notified of successful verification.</text:span></text:p>
          <text:p text:style-name="P1"><text:span text:style-name="T1">They are now ready to donate.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20:46:09.042305346</meta:creation-date>
    <dc:date>2014-07-18T21:26:37.792660408</dc:date>
    <meta:editing-duration>P0D</meta:editing-duration>
    <meta:editing-cycles>1</meta:editing-cycles>
    <meta:document-statistic meta:object-count="17"/>
    <meta:generator>LibreOffice/4.2.5.2$Linux_X86_64 LibreOffice_project/420m0$Build-2</meta:generator>
  </office:meta>
</office:document-meta>
</file>